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  <style:text-properties fo:font-family="'Times New Roman'" style:font-family-generic="roman" style:font-pitch="variable" fo:font-size="58pt" fo:font-weight="bold"/>
    </style:style>
    <style:style style:name="T1" style:family="text">
      <style:text-properties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Miłość Twa</text:span><text:span text:style-name="T1"><text:line-break/></text:span><text:span text:style-name="T1">od najwyższych gór wyższa jest</text:span><text:span text:style-name="T1"><text:line-break/></text:span><text:span text:style-name="T1">Wielka jest wierność Twa</text:span><text:span text:style-name="T1"><text:line-break/></text:span><text:span text:style-name="T1">do nieba sięga wzwyż.</text:span><text:span text:style-name="T1"><text:line-break/></text:span><text:span text:style-name="T1">Miłość Twa</text:span><text:span text:style-name="T1"><text:line-break/></text:span><text:span text:style-name="T1">głębsza niż ocean bez dna</text:span><text:span text:style-name="T1"><text:line-break/></text:span><text:span text:style-name="T1">Wielka jest wierność Twa</text:span><text:span text:style-name="T1"><text:line-break/></text:span><text:span text:style-name="T1">gdy do mnie zniżasz się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none" fo:country="none" fo:font-style="italic" fo:font-weight="bold" style:language-asian="none" style:country-asian="none" style:font-size-complex="21.2000007629395pt"/>
    </style:style>
    <style:style style:name="Akordy" style:family="graphic">
      <style:paragraph-properties style:text-autospace="none"/>
      <style:text-properties fo:font-family="Arial" style:font-family-generic="swiss" style:font-pitch="variable" fo:font-size="24.7000007629395pt" fo:language="none" fo:country="none" fo:font-weight="bold" style:language-asian="none" style:country-asian="none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initial-creator>Maciej Wojtowicz</meta:initial-creator>
    <meta:creation-date>2006-02-28T16:58:50</meta:creation-date>
    <dc:creator>Rafał Talacha</dc:creator>
    <dc:date>2009-01-27T08:46:40</dc:date>
    <dc:language>pl-PL</dc:language>
    <meta:editing-cycles>6</meta:editing-cycles>
    <meta:editing-duration>PT13M3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